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0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 <text:span text:style-name="T1">frq</text:span>+ 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k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">frq</text:span> overexpression</text:p>
          </table:table-cell>
        </table:table-row>
        <table:table-row table:style-name="ro1">
          <table:table-cell office:value-type="string" calcext:value-type="string">
            <text:p>k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">wc-1</text:span> mRNA translation in the absence of FRQc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pan text:style-name="T1">frq</text:span> transcription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pan text:style-name="T1">frq</text:span> mRNA translation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RQc import to nucleus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<text:span text:style-name="T1">frq</text:span> mRNA degradation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FRQc degradation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FRQn degradation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pan text:style-name="T2">wc-1</text:span> transcription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FRQc dependent translation of <text:span text:style-name="T1">wc-1</text:span> mRNA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C-1c import to nucleus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pan text:style-name="T1">wc-1</text:span> mRNA degradation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WC-1c degradation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WC-1n degradation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Qn:WC-1n complex formation</text:p>
          </table:table-cell>
        </table:table-row>
        <table:table-row table:style-name="ro1">
          <table:table-cell office:value-type="string" calcext:value-type="string">
            <text:p>k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Qn:WC-1n complex dissociation</text:p>
          </table:table-cell>
        </table:table-row>
        <table:table-row table:style-name="ro1">
          <table:table-cell office:value-type="string" calcext:value-type="string">
            <text:p>k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Qn:WC-1n complex degradation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Dissociation of WC-1n binding to <text:span text:style-name="T1">frq</text:span>-promoter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librium constant of FRQc:<text:span text:style-name="T1">wc-1</text:span> mRNA complex form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3:51:08.394139468</meta:creation-date>
    <dc:date>2017-08-22T14:33:49.149665736</dc:date>
    <meta:editing-duration>PT11M30S</meta:editing-duration>
    <meta:editing-cycles>1</meta:editing-cycles>
    <meta:document-statistic meta:table-count="1" meta:cell-count="60" meta:object-count="0"/>
    <meta:generator>LibreOffice/5.2.7.2$Linux_X86_64 LibreOffice_project/20m0$Build-2</meta:generator>
  </office:meta>
</office:document-meta>
</file>